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avg" table:style-name="ta1">
        <table:shapes>
          <draw:frame draw:z-index="0" draw:style-name="gr1" draw:text-style-name="P1" svg:width="453.51pt" svg:height="255.09pt" svg:x="279.86pt" svg:y="2.83pt">
            <loext:p draw:notify-on-update-of-ranges="avg_avg.C1:avg_avg.C100 avg_avg.D1:avg_avg.D100 avg_avg.C1:avg_avg.C100 avg_avg.F1:avg_avg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1.8423120476707" calcext:value-type="float">
            <text:p>1.842312047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2.0367106191684" calcext:value-type="float">
            <text:p>2.036710619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2.0081023022036" calcext:value-type="float">
            <text:p>2.008102302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2.141639174038" calcext:value-type="float">
            <text:p>2.14163917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1.9577691132735" calcext:value-type="float">
            <text:p>1.957769113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1.965163974419" calcext:value-type="float">
            <text:p>1.96516397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1.8930379793407" calcext:value-type="float">
            <text:p>1.893037979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2.1303760163854" calcext:value-type="float">
            <text:p>2.130376016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2.0446673709083" calcext:value-type="float">
            <text:p>2.044667370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1.9521092246235" calcext:value-type="float">
            <text:p>1.952109224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1.9070723318207" calcext:value-type="float">
            <text:p>1.907072331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2.0952647579042" calcext:value-type="float">
            <text:p>2.095264757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1.8596607758809" calcext:value-type="float">
            <text:p>1.859660775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2.0004944794524" calcext:value-type="float">
            <text:p>2.000494479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2.2315449209335" calcext:value-type="float">
            <text:p>2.231544920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2.0613795783747" calcext:value-type="float">
            <text:p>2.061379578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1.9639136990175" calcext:value-type="float">
            <text:p>1.96391369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1.8645585539187" calcext:value-type="float">
            <text:p>1.86455855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1.9826398699285" calcext:value-type="float">
            <text:p>1.982639869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884" calcext:value-type="float">
            <text:p>12884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.7526239921294" calcext:value-type="float">
            <text:p>1.752623992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348" calcext:value-type="float">
            <text:p>1334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2.0801046322328" calcext:value-type="float">
            <text:p>2.080104632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812" calcext:value-type="float">
            <text:p>1381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2.2161282892776" calcext:value-type="float">
            <text:p>2.216128289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276" calcext:value-type="float">
            <text:p>1427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2.1185133518845" calcext:value-type="float">
            <text:p>2.118513351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740" calcext:value-type="float">
            <text:p>1474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.9250042781355" calcext:value-type="float">
            <text:p>1.925004278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204" calcext:value-type="float">
            <text:p>1520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2.1118804621535" calcext:value-type="float">
            <text:p>2.111880462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668" calcext:value-type="float">
            <text:p>1566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.819391586328" calcext:value-type="float">
            <text:p>1.819391586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32" calcext:value-type="float">
            <text:p>1613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2.1575524813258" calcext:value-type="float">
            <text:p>2.157552481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596" calcext:value-type="float">
            <text:p>1659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1.9248646376915" calcext:value-type="float">
            <text:p>1.924864637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060" calcext:value-type="float">
            <text:p>1706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.9139831460157" calcext:value-type="float">
            <text:p>1.91398314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542" calcext:value-type="float">
            <text:p>1854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2.0109465939765" calcext:value-type="float">
            <text:p>2.01094659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008" calcext:value-type="float">
            <text:p>1900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1.8081824215869" calcext:value-type="float">
            <text:p>1.808182421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472" calcext:value-type="float">
            <text:p>1947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1.8933150398211" calcext:value-type="float">
            <text:p>1.893315039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36" calcext:value-type="float">
            <text:p>1993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1.8677728832626" calcext:value-type="float">
            <text:p>1.867772883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400" calcext:value-type="float">
            <text:p>2040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2.0705534012861" calcext:value-type="float">
            <text:p>2.070553401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864" calcext:value-type="float">
            <text:p>2086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2.1980107757816" calcext:value-type="float">
            <text:p>2.198010775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328" calcext:value-type="float">
            <text:p>2132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1.9153779131293" calcext:value-type="float">
            <text:p>1.915377913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792" calcext:value-type="float">
            <text:p>2179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2.0775855920807" calcext:value-type="float">
            <text:p>2.077585592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256" calcext:value-type="float">
            <text:p>2225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1.9215350202077" calcext:value-type="float">
            <text:p>1.921535020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720" calcext:value-type="float">
            <text:p>2272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2.0845103820457" calcext:value-type="float">
            <text:p>2.08451038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184" calcext:value-type="float">
            <text:p>2318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1.9147512530613" calcext:value-type="float">
            <text:p>1.914751253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637" calcext:value-type="float">
            <text:p>2563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2.1841086458787" calcext:value-type="float">
            <text:p>2.184108645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862" calcext:value-type="float">
            <text:p>2686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2.0128306356406" calcext:value-type="float">
            <text:p>2.01283063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326" calcext:value-type="float">
            <text:p>2732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2.1288162527905" calcext:value-type="float">
            <text:p>2.128816252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790" calcext:value-type="float">
            <text:p>2779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1.9236570656322" calcext:value-type="float">
            <text:p>1.92365706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254" calcext:value-type="float">
            <text:p>2825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2.0222558870872" calcext:value-type="float">
            <text:p>2.022255887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718" calcext:value-type="float">
            <text:p>2871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2.0601933956868" calcext:value-type="float">
            <text:p>2.060193395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182" calcext:value-type="float">
            <text:p>2918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1.9902771096231" calcext:value-type="float">
            <text:p>1.990277109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646" calcext:value-type="float">
            <text:p>2964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2.30810689128" calcext:value-type="float">
            <text:p>2.308106891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110" calcext:value-type="float">
            <text:p>3011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2.1332509320074" calcext:value-type="float">
            <text:p>2.1332509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574" calcext:value-type="float">
            <text:p>3057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2.0590286110365" calcext:value-type="float">
            <text:p>2.0590286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038" calcext:value-type="float">
            <text:p>3103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2.1159890581717" calcext:value-type="float">
            <text:p>2.115989058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502" calcext:value-type="float">
            <text:p>3150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2.1301401071625" calcext:value-type="float">
            <text:p>2.130140107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966" calcext:value-type="float">
            <text:p>3196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1.8885165742881" calcext:value-type="float">
            <text:p>1.888516574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430" calcext:value-type="float">
            <text:p>3243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.8728685495119" calcext:value-type="float">
            <text:p>1.872868549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894" calcext:value-type="float">
            <text:p>3289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1.7927301738782" calcext:value-type="float">
            <text:p>1.79273017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358" calcext:value-type="float">
            <text:p>3335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1.8031324862103" calcext:value-type="float">
            <text:p>1.803132486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822" calcext:value-type="float">
            <text:p>3382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2.1334323902627" calcext:value-type="float">
            <text:p>2.133432390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286" calcext:value-type="float">
            <text:p>3428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1.9002284878726" calcext:value-type="float">
            <text:p>1.900228487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750" calcext:value-type="float">
            <text:p>3475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1.9773395405069" calcext:value-type="float">
            <text:p>1.977339540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266" calcext:value-type="float">
            <text:p>3626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1.9831253191466" calcext:value-type="float">
            <text:p>1.983125319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760" calcext:value-type="float">
            <text:p>3676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1.9792117811417" calcext:value-type="float">
            <text:p>1.97921178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224" calcext:value-type="float">
            <text:p>3722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1.9578106319836" calcext:value-type="float">
            <text:p>1.9578106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688" calcext:value-type="float">
            <text:p>3768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2.0872897281494" calcext:value-type="float">
            <text:p>2.087289728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152" calcext:value-type="float">
            <text:p>3815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2.0679452874557" calcext:value-type="float">
            <text:p>2.067945287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616" calcext:value-type="float">
            <text:p>3861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1.8280463118172" calcext:value-type="float">
            <text:p>1.828046311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080" calcext:value-type="float">
            <text:p>3908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2.097760097696" calcext:value-type="float">
            <text:p>2.097760097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544" calcext:value-type="float">
            <text:p>3954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1.9893926799155" calcext:value-type="float">
            <text:p>1.989392679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008" calcext:value-type="float">
            <text:p>4000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1.7643527781688" calcext:value-type="float">
            <text:p>1.764352778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472" calcext:value-type="float">
            <text:p>4047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1.512393635203" calcext:value-type="float">
            <text:p>1.512393635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936" calcext:value-type="float">
            <text:p>4093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2.0276088140809" calcext:value-type="float">
            <text:p>2.027608814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400" calcext:value-type="float">
            <text:p>4140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.9503161634029" calcext:value-type="float">
            <text:p>1.950316163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864" calcext:value-type="float">
            <text:p>4186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1.8706068057238" calcext:value-type="float">
            <text:p>1.870606805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328" calcext:value-type="float">
            <text:p>4232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.8752755026582" calcext:value-type="float">
            <text:p>1.875275502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792" calcext:value-type="float">
            <text:p>4279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2.0572018835287" calcext:value-type="float">
            <text:p>2.057201883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256" calcext:value-type="float">
            <text:p>4325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1.9153249142958" calcext:value-type="float">
            <text:p>1.915324914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720" calcext:value-type="float">
            <text:p>4372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1.8468248790606" calcext:value-type="float">
            <text:p>1.846824879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184" calcext:value-type="float">
            <text:p>4418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2.0509695862429" calcext:value-type="float">
            <text:p>2.050969586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648" calcext:value-type="float">
            <text:p>4464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1.9583491878022" calcext:value-type="float">
            <text:p>1.958349187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112" calcext:value-type="float">
            <text:p>4511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2.0746937131219" calcext:value-type="float">
            <text:p>2.074693713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576" calcext:value-type="float">
            <text:p>4557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1.8452556095404" calcext:value-type="float">
            <text:p>1.845255609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040" calcext:value-type="float">
            <text:p>4604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.9515384861614" calcext:value-type="float">
            <text:p>1.951538486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295" calcext:value-type="float">
            <text:p>4829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.7688556591488" calcext:value-type="float">
            <text:p>1.768855659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20" calcext:value-type="float">
            <text:p>4952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2.0973413160827" calcext:value-type="float">
            <text:p>2.097341316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84" calcext:value-type="float">
            <text:p>4998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1.8004823020453" calcext:value-type="float">
            <text:p>1.80048230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448" calcext:value-type="float">
            <text:p>5044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.9609721501051" calcext:value-type="float">
            <text:p>1.960972150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912" calcext:value-type="float">
            <text:p>5091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1.8839609595441" calcext:value-type="float">
            <text:p>1.883960959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376" calcext:value-type="float">
            <text:p>5137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1.8953912946393" calcext:value-type="float">
            <text:p>1.895391294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840" calcext:value-type="float">
            <text:p>5184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.9203317967866" calcext:value-type="float">
            <text:p>1.920331796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304" calcext:value-type="float">
            <text:p>5230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1.9001606770047" calcext:value-type="float">
            <text:p>1.90016067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3826" calcext:value-type="float">
            <text:p>5382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1.9974678573102" calcext:value-type="float">
            <text:p>1.997467857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292" calcext:value-type="float">
            <text:p>5429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1.9947185275619" calcext:value-type="float">
            <text:p>1.994718527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756" calcext:value-type="float">
            <text:p>5475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1.9040792340157" calcext:value-type="float">
            <text:p>1.90407923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220" calcext:value-type="float">
            <text:p>5522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1.9870844951544" calcext:value-type="float">
            <text:p>1.987084495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684" calcext:value-type="float">
            <text:p>5568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2.1444892351542" calcext:value-type="float">
            <text:p>2.144489235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148" calcext:value-type="float">
            <text:p>5614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2.0157352736055" calcext:value-type="float">
            <text:p>2.015735273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612" calcext:value-type="float">
            <text:p>5661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1.8571108555932" calcext:value-type="float">
            <text:p>1.85711085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076" calcext:value-type="float">
            <text:p>5707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1.8845958482039" calcext:value-type="float">
            <text:p>1.884595848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540" calcext:value-type="float">
            <text:p>5754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2.1401662138608" calcext:value-type="float">
            <text:p>2.14016621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004" calcext:value-type="float">
            <text:p>5800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2.1403068763724" calcext:value-type="float">
            <text:p>2.140306876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468" calcext:value-type="float">
            <text:p>5846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1.9330000313108" calcext:value-type="float">
            <text:p>1.9330000313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09:35.882981703</dc:date>
    <meta:editing-duration>PT41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14cm" svg:y="3.925cm" style:legend-expansion="high" chart:style-name="ch2"/>
        <chart:plot-area chart:style-name="ch3" table:cell-range-address="avg_avg.C1:avg_avg.D100 avg_avg.F1:avg_avg.F100" chart:data-source-has-labels="row" svg:x="0.32cm" svg:y="0.18cm" svg:width="12.474cm" svg:height="8.64cm">
          <chartooo:coordinate-region svg:x="0.783cm" svg:y="0.394cm" svg:width="11.692cm" svg:height="7.7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g_avg.D1:avg_avg.D100" loext:label-string="avgavg" chart:class="chart:scatter">
            <chart:domain table:cell-range-address="avg_avg.C1:avg_avg.C100"/>
            <chart:data-point chart:repeated="100"/>
          </chart:series>
          <chart:series chart:style-name="ch7" chart:values-cell-range-address="avg_avg.F1:avg_avg.F100" loext:label-string="threshold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avg.C1:avg_avg.C100</svg:desc>
                </draw:g>
              </table:table-cell>
              <table:table-cell office:value-type="float" office:value="1.8423120476707">
                <text:p>1.8423120476707</text:p>
                <draw:g>
                  <svg:desc>avg_avg.D1:avg_avg.D100</svg:desc>
                </draw:g>
              </table:table-cell>
              <table:table-cell office:value-type="float" office:value="5">
                <text:p>5</text:p>
                <draw:g>
                  <svg:desc>avg_avg.F1:avg_avg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2.0367106191684">
                <text:p>2.03671061916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2.0081023022036">
                <text:p>2.00810230220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2.141639174038">
                <text:p>2.141639174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1.9577691132735">
                <text:p>1.9577691132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1.965163974419">
                <text:p>1.965163974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1.8930379793407">
                <text:p>1.8930379793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2.1303760163854">
                <text:p>2.13037601638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2.0446673709083">
                <text:p>2.04466737090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1.9521092246235">
                <text:p>1.9521092246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1.9070723318207">
                <text:p>1.9070723318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2.0952647579042">
                <text:p>2.0952647579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1.8596607758809">
                <text:p>1.8596607758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2.0004944794524">
                <text:p>2.00049447945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2.2315449209335">
                <text:p>2.2315449209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2.0613795783747">
                <text:p>2.0613795783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1.9639136990175">
                <text:p>1.9639136990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1.8645585539187">
                <text:p>1.8645585539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1.9826398699285">
                <text:p>1.9826398699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.7526239921294">
                <text:p>1.7526239921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2.0801046322328">
                <text:p>2.0801046322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2.2161282892776">
                <text:p>2.2161282892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2.1185133518845">
                <text:p>2.1185133518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.9250042781355">
                <text:p>1.9250042781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2.1118804621535">
                <text:p>2.1118804621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.819391586328">
                <text:p>1.819391586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2.1575524813258">
                <text:p>2.1575524813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1.9248646376915">
                <text:p>1.92486463769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.9139831460157">
                <text:p>1.9139831460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2.0109465939765">
                <text:p>2.0109465939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.8081824215869">
                <text:p>1.80818242158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1.8933150398211">
                <text:p>1.8933150398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1.8677728832626">
                <text:p>1.8677728832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2.0705534012861">
                <text:p>2.07055340128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2.1980107757816">
                <text:p>2.1980107757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.9153779131293">
                <text:p>1.9153779131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2.0775855920807">
                <text:p>2.0775855920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.9215350202077">
                <text:p>1.921535020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2.0845103820457">
                <text:p>2.0845103820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1.9147512530613">
                <text:p>1.91475125306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2.1841086458787">
                <text:p>2.18410864587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2.0128306356406">
                <text:p>2.0128306356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2.1288162527905">
                <text:p>2.1288162527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1.9236570656322">
                <text:p>1.9236570656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2.0222558870872">
                <text:p>2.0222558870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2.0601933956868">
                <text:p>2.06019339568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1.9902771096231">
                <text:p>1.9902771096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2.30810689128">
                <text:p>2.30810689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2.1332509320074">
                <text:p>2.13325093200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2.0590286110365">
                <text:p>2.0590286110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2.1159890581717">
                <text:p>2.1159890581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2.1301401071625">
                <text:p>2.13014010716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1.8885165742881">
                <text:p>1.88851657428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.8728685495119">
                <text:p>1.8728685495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.7927301738782">
                <text:p>1.7927301738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1.8031324862103">
                <text:p>1.8031324862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2.1334323902627">
                <text:p>2.13343239026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1.9002284878726">
                <text:p>1.9002284878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.9773395405069">
                <text:p>1.97733954050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1.9831253191466">
                <text:p>1.9831253191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.9792117811417">
                <text:p>1.9792117811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1.9578106319836">
                <text:p>1.9578106319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2.0872897281494">
                <text:p>2.0872897281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2.0679452874557">
                <text:p>2.0679452874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1.8280463118172">
                <text:p>1.8280463118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2.097760097696">
                <text:p>2.0977600976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1.9893926799155">
                <text:p>1.98939267991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1.7643527781688">
                <text:p>1.76435277816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1.512393635203">
                <text:p>1.512393635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2.0276088140809">
                <text:p>2.0276088140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.9503161634029">
                <text:p>1.95031616340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.8706068057238">
                <text:p>1.8706068057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.8752755026582">
                <text:p>1.8752755026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2.0572018835287">
                <text:p>2.0572018835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.9153249142958">
                <text:p>1.91532491429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1.8468248790606">
                <text:p>1.8468248790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2.0509695862429">
                <text:p>2.0509695862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1.9583491878022">
                <text:p>1.95834918780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2.0746937131219">
                <text:p>2.0746937131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1.8452556095404">
                <text:p>1.8452556095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.9515384861614">
                <text:p>1.9515384861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.7688556591488">
                <text:p>1.7688556591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2.0973413160827">
                <text:p>2.09734131608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1.8004823020453">
                <text:p>1.8004823020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.9609721501051">
                <text:p>1.96097215010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1.8839609595441">
                <text:p>1.8839609595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1.8953912946393">
                <text:p>1.8953912946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.9203317967866">
                <text:p>1.92033179678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1.9001606770047">
                <text:p>1.90016067700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1.9974678573102">
                <text:p>1.9974678573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1.9947185275619">
                <text:p>1.9947185275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1.9040792340157">
                <text:p>1.9040792340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.9870844951544">
                <text:p>1.9870844951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2.1444892351542">
                <text:p>2.1444892351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2.0157352736055">
                <text:p>2.0157352736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1.8571108555932">
                <text:p>1.85711085559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1.8845958482039">
                <text:p>1.88459584820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2.1401662138608">
                <text:p>2.1401662138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2.1403068763724">
                <text:p>2.1403068763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1.9330000313108">
                <text:p>1.933000031310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